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f16" officeooo:paragraph-rsid="000e2f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roject is a slightly modified Django tutorial project as per the instructions. To run the program, remember to create the database with migrate command, and admin with createsuperuser command. Login to /admin to create questions for the polls, and vote in /polls.</text:p>
      <text:p text:style-name="P1"/>
      <text:p text:style-name="P1">The project uses the 2021 version of OWASP Top Ten.</text:p>
      <text:p text:style-name="P1"/>
      <text:p text:style-name="P1">LINK: <text:a xlink:type="simple" xlink:href="https://github.com/Yogho358/cyber-security-project-1" text:style-name="Internet_20_link" text:visited-style-name="Visited_20_Internet_20_Link">https://github.com/Yogho358/cyber-security-project-1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5:02:16.277660765</meta:creation-date>
    <dc:date>2022-10-24T15:07:22.259488184</dc:date>
    <meta:editing-duration>PT5M6S</meta:editing-duration>
    <meta:editing-cycles>1</meta:editing-cycles>
    <meta:document-statistic meta:table-count="0" meta:image-count="0" meta:object-count="0" meta:page-count="1" meta:paragraph-count="3" meta:word-count="55" meta:character-count="377" meta:non-whitespace-character-count="325"/>
    <meta:generator>LibreOffice/6.4.7.2$Linux_X86_64 LibreOffice_project/40$Build-2</meta:generator>
  </office:meta>
</office:document-meta>
</file>